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7cm"/>
    </style:style>
    <style:style style:name="pr2" style:family="presentation" style:parent-style-name="Default-notes">
      <style:graphic-properties draw:fill-color="#ffffff" fo:min-height="13.1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Header   </presentation:header-decl>
      <presentation:footer-decl presentation:name="ftr1">Footer</presentation:footer-decl>
      <presentation:date-time-decl presentation:name="dtd1" presentation:source="current-date" style:data-style-name="D3"/>
      <presentation:date-time-decl presentation:name="dtd2" presentation:source="fixed">Date Fixed</presentation:date-time-decl>
      <draw:page draw:name="page1" draw:style-name="dp1" draw:master-page-name="Default" presentation:use-footer-name="ftr1" presentation:use-date-time-name="dtd1">
        <office:forms form:automatic-focus="false" form:apply-design-mode="false"/>
        <draw:frame draw:style-name="gr1" draw:text-style-name="P1" draw:layer="layout" svg:width="22.5cm" svg:height="3.095cm" svg:x="4cm" svg:y="4.5cm">
          <draw:text-box>
            <text:p text:style-name="P1">All header- and footer elements on SLIDES, NOTES and HANDOUTS have been removed.</text:p>
            <text:p text:style-name="P1">Under View -&gt; Header and Footer... the checkboxes have been checked except “Do not show on first slide” which has been unchecked.</text:p>
          </draw:text-box>
        </draw:frame>
        <presentation:notes draw:style-name="dp2" presentation:use-header-name="hdr1" presentation:use-footer-name="ftr1" presentation:use-date-time-name="dtd2">
          <office:forms form:automatic-focus="false" form:apply-design-mode="false"/>
          <draw:page-thumbnail draw:style-name="gr2" draw:layer="layout" svg:width="14.851cm" svg:height="11.138cm" svg:x="3.068cm" svg:y="2.257cm" draw:page-number="1" presentation:class="page"/>
          <draw:frame presentation:style-name="pr1" draw:text-style-name="P2" draw:layer="layout" svg:width="16.79cm" svg:height="13.367cm" svg:x="2.098cm" svg:y="14.109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 presentation:use-date-time-name="dtd1">
        <presentation:notes draw:style-name="dp2" presentation:use-header-name="hdr1" presentation:use-footer-name="ftr1" presentation:use-date-time-name="dtd2">
          <draw:page-thumbnail draw:style-name="gr2" draw:layer="layout" svg:width="14.851cm" svg:height="11.138cm" svg:x="3.068cm" svg:y="2.257cm" draw:page-number="2" presentation:class="page"/>
          <draw:frame presentation:style-name="pr2" draw:text-style-name="P2" draw:layer="layout" svg:width="16.79cm" svg:height="13.116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 presentation:use-header-name="hdr1" presentation:use-footer-name="ftr1" presentation:use-date-time-name="dtd1">
      <draw:page-thumbnail draw:layer="backgroundobjects" svg:width="20.149cm" svg:height="15.112cm" svg:x="4.777cm" svg:y="2.938cm" draw:page-number="1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06$Build-8918</meta:generator>
    <meta:creation-date>2005-04-04T16:40:46</meta:creation-date>
    <dc:creator>Jogi Sievers</dc:creator>
    <dc:date>2005-06-24T14:38:06</dc:date>
    <dc:language>en-US</dc:language>
    <meta:editing-cycles>5</meta:editing-cycles>
    <meta:editing-duration>PT9M1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